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я1" style:family="table">
      <style:table-properties style:width="17.013cm" fo:margin-left="0cm" table:align="left"/>
    </style:style>
    <style:style style:name="Таблиця1.A" style:family="table-column">
      <style:table-column-properties style:column-width="2.699cm"/>
    </style:style>
    <style:style style:name="Таблиця1.B" style:family="table-column">
      <style:table-column-properties style:column-width="14.314cm"/>
    </style:style>
    <style:style style:name="Таблиця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я1.B1" style:family="table-cell">
      <style:table-cell-properties fo:padding="0.097cm" fo:border="0.05pt solid #000000"/>
    </style:style>
    <style:style style:name="Таблиця1.A2" style:family="table-cell">
      <style:table-cell-properties fo:padding="0.097cm" fo:border-left="0.05pt solid #000000" fo:border-right="none" fo:border-top="none" fo:border-bottom="0.05pt solid #000000"/>
    </style:style>
    <style:style style:name="Таблиця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2" style:family="table">
      <style:table-properties style:width="17.013cm" fo:margin-left="0cm" table:align="left"/>
    </style:style>
    <style:style style:name="Таблиця2.A" style:family="table-column">
      <style:table-column-properties style:column-width="2.699cm"/>
    </style:style>
    <style:style style:name="Таблиця2.B" style:family="table-column">
      <style:table-column-properties style:column-width="14.314cm"/>
    </style:style>
    <style:style style:name="Таблиця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я2.B1" style:family="table-cell">
      <style:table-cell-properties fo:padding="0.097cm" fo:border="0.05pt solid #000000"/>
    </style:style>
    <style:style style:name="Таблиця2.A2" style:family="table-cell">
      <style:table-cell-properties fo:padding="0.097cm" fo:border-left="0.05pt solid #000000" fo:border-right="none" fo:border-top="none" fo:border-bottom="0.05pt solid #000000"/>
    </style:style>
    <style:style style:name="Таблиця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5c73" officeooo:paragraph-rsid="00185c73"/>
    </style:style>
    <style:style style:name="P2" style:family="paragraph" style:parent-style-name="Standard">
      <style:text-properties officeooo:rsid="00185c73" officeooo:paragraph-rsid="0020746f"/>
    </style:style>
    <style:style style:name="P3" style:family="paragraph" style:parent-style-name="Standard">
      <style:text-properties fo:color="#000000" fo:font-weight="bold" officeooo:rsid="00185c73" officeooo:paragraph-rsid="00185c73" style:font-weight-asian="bold" style:font-weight-complex="bold"/>
    </style:style>
    <style:style style:name="P4" style:family="paragraph" style:parent-style-name="Standard">
      <style:text-properties fo:color="#000000" fo:font-weight="bold" officeooo:rsid="00185c73" officeooo:paragraph-rsid="0020746f" style:font-weight-asian="bold" style:font-weight-complex="bold"/>
    </style:style>
    <style:style style:name="P5" style:family="paragraph" style:parent-style-name="Table_20_Contents">
      <style:text-properties officeooo:rsid="00185c73" officeooo:paragraph-rsid="0020746f"/>
    </style:style>
    <style:style style:name="P6" style:family="paragraph" style:parent-style-name="Table_20_Contents">
      <style:text-properties fo:color="#000000" fo:font-weight="bold" officeooo:rsid="00185c73" officeooo:paragraph-rsid="00185c73" style:font-weight-asian="bold" style:font-weight-complex="bold"/>
    </style:style>
    <style:style style:name="P7" style:family="paragraph" style:parent-style-name="Table_20_Contents">
      <style:text-properties fo:color="#000000" fo:font-weight="bold" officeooo:rsid="00185c73" officeooo:paragraph-rsid="0020746f" style:font-weight-asian="bold" style:font-weight-complex="bold"/>
    </style:style>
    <style:style style:name="P8" style:family="paragraph" style:parent-style-name="Table_20_Contents">
      <style:text-properties officeooo:rsid="0018cabd" officeooo:paragraph-rsid="0018cabd"/>
    </style:style>
    <style:style style:name="P9" style:family="paragraph" style:parent-style-name="Table_20_Contents">
      <style:text-properties officeooo:rsid="0018cabd" officeooo:paragraph-rsid="0020746f"/>
    </style:style>
    <style:style style:name="P10" style:family="paragraph" style:parent-style-name="Table_20_Contents">
      <style:text-properties officeooo:rsid="0018cabd" officeooo:paragraph-rsid="0021e5b0"/>
    </style:style>
    <style:style style:name="P11" style:family="paragraph" style:parent-style-name="Table_20_Contents">
      <style:text-properties officeooo:rsid="001a2665" officeooo:paragraph-rsid="001a2665"/>
    </style:style>
    <style:style style:name="P12" style:family="paragraph" style:parent-style-name="Table_20_Contents">
      <style:text-properties officeooo:rsid="001a2665" officeooo:paragraph-rsid="0023491a"/>
    </style:style>
    <style:style style:name="P13" style:family="paragraph" style:parent-style-name="Table_20_Contents">
      <style:text-properties officeooo:rsid="001a2665" officeooo:paragraph-rsid="002610a2"/>
    </style:style>
    <style:style style:name="P14" style:family="paragraph" style:parent-style-name="Table_20_Contents">
      <style:text-properties officeooo:rsid="001c20d6" officeooo:paragraph-rsid="001c20d6"/>
    </style:style>
    <style:style style:name="P15" style:family="paragraph" style:parent-style-name="Table_20_Contents">
      <style:text-properties officeooo:rsid="001c20d6" officeooo:paragraph-rsid="0020746f"/>
    </style:style>
    <style:style style:name="P16" style:family="paragraph" style:parent-style-name="Table_20_Contents">
      <style:text-properties officeooo:rsid="001ed158" officeooo:paragraph-rsid="001ed158"/>
    </style:style>
    <style:style style:name="P17" style:family="paragraph" style:parent-style-name="Table_20_Contents">
      <style:text-properties officeooo:rsid="001f650d" officeooo:paragraph-rsid="001f650d"/>
    </style:style>
    <style:style style:name="P18" style:family="paragraph" style:parent-style-name="Table_20_Contents">
      <style:text-properties officeooo:rsid="001f8a1a" officeooo:paragraph-rsid="001f8a1a"/>
    </style:style>
    <style:style style:name="P19" style:family="paragraph" style:parent-style-name="Table_20_Contents">
      <style:text-properties officeooo:paragraph-rsid="0020746f"/>
    </style:style>
    <style:style style:name="P20" style:family="paragraph" style:parent-style-name="Table_20_Contents">
      <style:text-properties officeooo:rsid="0020746f" officeooo:paragraph-rsid="0020746f"/>
    </style:style>
    <style:style style:name="P21" style:family="paragraph" style:parent-style-name="Table_20_Contents">
      <style:text-properties officeooo:rsid="0023491a" officeooo:paragraph-rsid="0023491a"/>
    </style:style>
    <style:style style:name="P22" style:family="paragraph" style:parent-style-name="Table_20_Contents">
      <style:text-properties officeooo:paragraph-rsid="002b7d6b"/>
    </style:style>
    <style:style style:name="P23" style:family="paragraph" style:parent-style-name="Table_20_Contents">
      <style:text-properties officeooo:paragraph-rsid="002c2989"/>
    </style:style>
    <style:style style:name="P24" style:family="paragraph" style:parent-style-name="Table_20_Contents">
      <style:text-properties officeooo:rsid="00292069" officeooo:paragraph-rsid="002c2989"/>
    </style:style>
    <style:style style:name="P25" style:family="paragraph" style:parent-style-name="Table_20_Contents">
      <style:text-properties officeooo:paragraph-rsid="002df220"/>
    </style:style>
    <style:style style:name="P26" style:family="paragraph" style:parent-style-name="Table_20_Contents">
      <style:text-properties officeooo:paragraph-rsid="002dfca6"/>
    </style:style>
    <style:style style:name="P27" style:family="paragraph" style:parent-style-name="Table_20_Contents">
      <style:text-properties officeooo:paragraph-rsid="002e66c8"/>
    </style:style>
    <style:style style:name="T1" style:family="text">
      <style:text-properties officeooo:rsid="001c20d6"/>
    </style:style>
    <style:style style:name="T2" style:family="text">
      <style:text-properties officeooo:rsid="001e0e89"/>
    </style:style>
    <style:style style:name="T3" style:family="text">
      <style:text-properties officeooo:rsid="001e41aa"/>
    </style:style>
    <style:style style:name="T4" style:family="text">
      <style:text-properties officeooo:rsid="001ed158"/>
    </style:style>
    <style:style style:name="T5" style:family="text">
      <style:text-properties officeooo:rsid="001f650d"/>
    </style:style>
    <style:style style:name="T6" style:family="text">
      <style:text-properties officeooo:rsid="001f8a1a"/>
    </style:style>
    <style:style style:name="T7" style:family="text">
      <style:text-properties officeooo:rsid="0020746f"/>
    </style:style>
    <style:style style:name="T8" style:family="text">
      <style:text-properties officeooo:rsid="0020cbe3"/>
    </style:style>
    <style:style style:name="T9" style:family="text">
      <style:text-properties officeooo:rsid="0021e5b0"/>
    </style:style>
    <style:style style:name="T10" style:family="text">
      <style:text-properties officeooo:rsid="0023491a"/>
    </style:style>
    <style:style style:name="T11" style:family="text">
      <style:text-properties officeooo:rsid="00292069"/>
    </style:style>
    <style:style style:name="T12" style:family="text">
      <style:text-properties officeooo:rsid="002b7d6b"/>
    </style:style>
    <style:style style:name="T13" style:family="text">
      <style:text-properties officeooo:rsid="002c2989"/>
    </style:style>
    <style:style style:name="T14" style:family="text">
      <style:text-properties officeooo:rsid="002dfc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ctional Requirements Medical Appointment Web Application:</text:p>
      <text:p text:style-name="P1"/>
      <table:table table:name="Таблиця1" table:style-name="Таблиця1">
        <table:table-column table:style-name="Таблиця1.A"/>
        <table:table-column table:style-name="Таблиця1.B"/>
        <table:table-row>
          <table:table-cell table:style-name="Таблиця1.A1" office:value-type="string">
            <text:p text:style-name="P3">Functional Requirements No.</text:p>
          </table:table-cell>
          <table:table-cell table:style-name="Таблиця1.B1" office:value-type="string">
            <text:p text:style-name="P6">Functional Requirement Description</text:p>
          </table:table-cell>
        </table:table-row>
        <table:table-row>
          <table:table-cell table:style-name="Таблиця1.A2" office:value-type="string">
            <text:p text:style-name="P8">FR<text:span text:style-name="T9">1</text:span></text:p>
          </table:table-cell>
          <table:table-cell table:style-name="Таблиця1.B2" office:value-type="string">
            <text:p text:style-name="P10">User should be able to register to Medical Appointment Web Application <text:span text:style-name="T9">by clicking on the “Register” button.</text:span></text:p>
          </table:table-cell>
        </table:table-row>
        <table:table-row>
          <table:table-cell table:style-name="Таблиця1.A2" office:value-type="string">
            <text:p text:style-name="P11">FR<text:span text:style-name="T9">2</text:span></text:p>
          </table:table-cell>
          <table:table-cell table:style-name="Таблиця1.B2" office:value-type="string">
            <text:p text:style-name="P10">User should be able to login to Medical Appointment Web Application after registering <text:span text:style-name="T6">after matching his email address and password.If the credentials are not correct then “Error” message shall be provided.</text:span></text:p>
          </table:table-cell>
        </table:table-row>
        <table:table-row>
          <table:table-cell table:style-name="Таблиця1.A2" office:value-type="string">
            <text:p text:style-name="P8">FR3</text:p>
          </table:table-cell>
          <table:table-cell table:style-name="Таблиця1.B2" office:value-type="string">
            <text:p text:style-name="P8"><text:span text:style-name="T9">Upon successful login u</text:span>ser <text:s/><text:span text:style-name="T9">shall </text:span><text:s/>be <text:span text:style-name="T9">redirected </text:span>to <text:span text:style-name="T9">landing page</text:span></text:p>
          </table:table-cell>
        </table:table-row>
        <table:table-row>
          <table:table-cell table:style-name="Таблиця1.A2" office:value-type="string">
            <text:p text:style-name="P11">FR4</text:p>
          </table:table-cell>
          <table:table-cell table:style-name="Таблиця1.B2" office:value-type="string">
            <text:p text:style-name="P14">The web application shall display all <text:span text:style-name="T12">appointments</text:span> that can be configured <text:span text:style-name="T12">by administrator</text:span></text:p>
          </table:table-cell>
        </table:table-row>
        <table:table-row>
          <table:table-cell table:style-name="Таблиця1.A2" office:value-type="string">
            <text:p text:style-name="P11">FR5</text:p>
          </table:table-cell>
          <table:table-cell table:style-name="Таблиця1.B2" office:value-type="string">
            <text:p text:style-name="P22">The web application shall <text:span text:style-name="T1">allow administrator to select the appointment for configure</text:span></text:p>
          </table:table-cell>
        </table:table-row>
        <table:table-row>
          <table:table-cell table:style-name="Таблиця1.A2" office:value-type="string">
            <text:p text:style-name="P11">FR6</text:p>
          </table:table-cell>
          <table:table-cell table:style-name="Таблиця1.B2" office:value-type="string">
            <text:p text:style-name="P22">The web application shall <text:span text:style-name="T1">enable administrator to add one or more appointment</text:span></text:p>
          </table:table-cell>
        </table:table-row>
        <table:table-row>
          <table:table-cell table:style-name="Таблиця1.A2" office:value-type="string">
            <text:p text:style-name="P11">FR7</text:p>
          </table:table-cell>
          <table:table-cell table:style-name="Таблиця1.B2" office:value-type="string">
            <text:p text:style-name="P22">The web application shall allow <text:span text:style-name="T12">administrator</text:span> to <text:span text:style-name="T1">to assign appointments</text:span></text:p>
          </table:table-cell>
        </table:table-row>
        <table:table-row>
          <table:table-cell table:style-name="Таблиця1.A2" office:value-type="string">
            <text:p text:style-name="P11">FR8</text:p>
          </table:table-cell>
          <table:table-cell table:style-name="Таблиця1.B2" office:value-type="string">
            <text:p text:style-name="P27">The web application shall allow <text:span text:style-name="T12">administrator</text:span> to <text:span text:style-name="T2">delete appointments</text:span></text:p>
          </table:table-cell>
        </table:table-row>
        <table:table-row>
          <table:table-cell table:style-name="Таблиця1.A2" office:value-type="string">
            <text:p text:style-name="P11">FR9</text:p>
          </table:table-cell>
          <table:table-cell table:style-name="Таблиця1.B2" office:value-type="string">
            <text:p text:style-name="P27">The web application shall allow <text:span text:style-name="T12">administrator</text:span> to <text:span text:style-name="T3">edit existing</text:span> <text:span text:style-name="T12">appointments</text:span></text:p>
          </table:table-cell>
        </table:table-row>
        <table:table-row>
          <table:table-cell table:style-name="Таблиця1.A2" office:value-type="string">
            <text:p text:style-name="P11">FR10</text:p>
          </table:table-cell>
          <table:table-cell table:style-name="Таблиця1.B2" office:value-type="string">
            <text:p text:style-name="P27">The web application shall allow user <text:span text:style-name="T14">select appointments <text:s/>by date</text:span></text:p>
          </table:table-cell>
        </table:table-row>
        <table:table-row>
          <table:table-cell table:style-name="Таблиця1.A2" office:value-type="string">
            <text:p text:style-name="P16">FR11</text:p>
          </table:table-cell>
          <table:table-cell table:style-name="Таблиця1.B2" office:value-type="string">
            <text:p text:style-name="P25">The web application shall allow user select all appointments <text:s/>by date</text:p>
          </table:table-cell>
        </table:table-row>
        <table:table-row>
          <table:table-cell table:style-name="Таблиця1.A2" office:value-type="string">
            <text:p text:style-name="P16">FR12</text:p>
          </table:table-cell>
          <table:table-cell table:style-name="Таблиця1.B2" office:value-type="string">
            <text:p text:style-name="Table_20_Contents">The web application shall allow user <text:span text:style-name="T14">select overdued appointments <text:s/>by date</text:span></text:p>
          </table:table-cell>
        </table:table-row>
        <table:table-row>
          <table:table-cell table:style-name="Таблиця1.A2" office:value-type="string">
            <text:p text:style-name="P16">FR13</text:p>
          </table:table-cell>
          <table:table-cell table:style-name="Таблиця1.B2" office:value-type="string">
            <text:p text:style-name="P26">The web application shall allow user <text:span text:style-name="T14">select future appointments <text:s/>by date</text:span></text:p>
          </table:table-cell>
        </table:table-row>
        <table:table-row>
          <table:table-cell table:style-name="Таблиця1.A2" office:value-type="string">
            <text:p text:style-name="P16">F<text:span text:style-name="T5">R</text:span>14</text:p>
          </table:table-cell>
          <table:table-cell table:style-name="Таблиця1.B2" office:value-type="string">
            <text:p text:style-name="P26">The web application shall allow user <text:span text:style-name="T14">select today appointments <text:s/>by date</text:span></text:p>
          </table:table-cell>
        </table:table-row>
        <table:table-row>
          <table:table-cell table:style-name="Таблиця1.A2" office:value-type="string">
            <text:p text:style-name="P17">FR15</text:p>
          </table:table-cell>
          <table:table-cell table:style-name="Таблиця1.B2" office:value-type="string">
            <text:p text:style-name="Table_20_Contents">The web application shall <text:span text:style-name="T5">notify</text:span> user <text:span text:style-name="T5">about all errors in the current configuration</text:span></text:p>
          </table:table-cell>
        </table:table-row>
        <table:table-row>
          <table:table-cell table:style-name="Таблиця1.A2" office:value-type="string">
            <text:p text:style-name="P17">FR16</text:p>
          </table:table-cell>
          <table:table-cell table:style-name="Таблиця1.B2" office:value-type="string">
            <text:p text:style-name="P23">The web application shall <text:span text:style-name="T5">allow administrator to update the configuration to resolve conflict</text:span></text:p>
          </table:table-cell>
        </table:table-row>
        <table:table-row>
          <table:table-cell table:style-name="Таблиця1.A2" office:value-type="string">
            <text:p text:style-name="P18">FR17</text:p>
          </table:table-cell>
          <table:table-cell table:style-name="Таблиця1.B2" office:value-type="string">
            <text:p text:style-name="Table_20_Contents">The web application shall <text:span text:style-name="T6">display warnung message and instruction message to the users after login</text:span></text:p>
          </table:table-cell>
        </table:table-row>
        <table:table-row>
          <table:table-cell table:style-name="Таблиця1.A2" office:value-type="string">
            <text:p text:style-name="P18">FR18</text:p>
          </table:table-cell>
          <table:table-cell table:style-name="Таблиця1.B2" office:value-type="string">
            <text:p text:style-name="P18">The web application shall <text:span text:style-name="T8">enforse access privileges for users</text:span></text:p>
          </table:table-cell>
        </table:table-row>
        <table:table-row>
          <table:table-cell table:style-name="Таблиця1.A2" office:value-type="string">
            <text:p text:style-name="P20">FR19</text:p>
          </table:table-cell>
          <table:table-cell table:style-name="Таблиця1.B2" office:value-type="string">
            <text:p text:style-name="Table_20_Contents">The web application shall <text:span text:style-name="T8">encrypt users passwords and store passwords in encrypted format</text:span></text:p>
          </table:table-cell>
        </table:table-row>
      </table:table>
      <text:p text:style-name="P1"/>
      <text:p text:style-name="P2"><text:span text:style-name="T9">Non_</text:span>Functional Requirements Medical Appointment Web Application:</text:p>
      <text:p text:style-name="P2"/>
      <table:table table:name="Таблиця2" table:style-name="Таблиця2">
        <table:table-column table:style-name="Таблиця2.A"/>
        <table:table-column table:style-name="Таблиця2.B"/>
        <table:table-row>
          <table:table-cell table:style-name="Таблиця2.A1" office:value-type="string">
            <text:p text:style-name="P4"><text:span text:style-name="T9">Non_</text:span>Functional Requirements No.</text:p>
          </table:table-cell>
          <table:table-cell table:style-name="Таблиця2.B1" office:value-type="string">
            <text:p text:style-name="P7"><text:span text:style-name="T9">Non_</text:span>Functional Requirement Description</text:p>
          </table:table-cell>
        </table:table-row>
        <table:table-row>
          <table:table-cell table:style-name="Таблиця2.A2" office:value-type="string">
            <text:p text:style-name="P5"><text:span text:style-name="T9">N</text:span>FR1</text:p>
          </table:table-cell>
          <table:table-cell table:style-name="Таблиця2.B2" office:value-type="string">
            <text:p text:style-name="P9"><text:span text:style-name="T7">Warning m</text:span>essages should be brief, clear, and readable in plain English without disclosing any sensitive information. Error messages should be colored red.</text:p>
          </table:table-cell>
        </table:table-row>
        <table:table-row>
          <table:table-cell table:style-name="Таблиця2.A2" office:value-type="string">
            <text:p text:style-name="P9"><text:span text:style-name="T9">N</text:span>FR2</text:p>
          </table:table-cell>
          <table:table-cell table:style-name="Таблиця2.B2" office:value-type="string">
            <text:p text:style-name="P9">User <text:span text:style-name="T9">password shall never be viewable at the point of entry or at any other time.</text:span></text:p>
          </table:table-cell>
        </table:table-row>
        <table:table-row>
          <table:table-cell table:style-name="Таблиця2.A2" office:value-type="string">
            <text:p text:style-name="P9"><text:span text:style-name="T9">N</text:span>FR3</text:p>
          </table:table-cell>
          <table:table-cell table:style-name="Таблиця2.B2" office:value-type="string">
            <text:p text:style-name="P21">System must mountain interface design in Mac and PC web brousers as well in via <text:soft-page-break/>mobile devices</text:p>
          </table:table-cell>
        </table:table-row>
        <table:table-row>
          <table:table-cell table:style-name="Таблиця2.A2" office:value-type="string">
            <text:p text:style-name="P12"><text:span text:style-name="T9">NFR</text:span>4</text:p>
          </table:table-cell>
          <table:table-cell table:style-name="Таблиця2.B2" office:value-type="string">
            <text:p text:style-name="P15">The web application <text:span text:style-name="T10">must detect at 98% percent of application errors before submission</text:span></text:p>
          </table:table-cell>
        </table:table-row>
        <table:table-row>
          <table:table-cell table:style-name="Таблиця2.A2" office:value-type="string">
            <text:p text:style-name="P12"><text:span text:style-name="T9">NFR</text:span>5</text:p>
          </table:table-cell>
          <table:table-cell table:style-name="Таблиця2.B2" office:value-type="string">
            <text:p text:style-name="P19">The web application must <text:span text:style-name="T11">be fully accessible and functional on-site</text:span></text:p>
          </table:table-cell>
        </table:table-row>
        <table:table-row>
          <table:table-cell table:style-name="Таблиця2.A2" office:value-type="string">
            <text:p text:style-name="P13"><text:span text:style-name="T9">NFR</text:span>6</text:p>
          </table:table-cell>
          <table:table-cell table:style-name="Таблиця2.B2" office:value-type="string">
            <text:p text:style-name="P24">Only logged <text:span text:style-name="T12">administrator</text:span> can add edit and delate <text:span text:style-name="T13">appointments</text:span></text:p>
          </table:table-cell>
        </table:table-row>
      </table:table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8:50:48.829115391</meta:creation-date>
    <meta:generator>LibreOffice/6.0.7.3$Linux_X86_64 LibreOffice_project/00m0$Build-3</meta:generator>
    <dc:date>2023-03-05T01:46:39.382187829</dc:date>
    <meta:editing-duration>PT3H40M24S</meta:editing-duration>
    <meta:editing-cycles>6</meta:editing-cycles>
    <meta:document-statistic meta:table-count="2" meta:image-count="0" meta:object-count="0" meta:page-count="2" meta:paragraph-count="56" meta:word-count="377" meta:character-count="2508" meta:non-whitespace-character-count="2180"/>
  </office:meta>
</office:document-meta>
</file>